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color="#cfe7f5" draw:fill-hatch-name="Hatching_20_Blu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hatch" draw:fill-color="#ffcc99" draw:fill-hatch-name="Hatching_20_Orange" draw:fill-hatch-solid="fals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solid" draw:stroke-dash="Ultrafine_20_Dashed"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-dash="Ultrafine_20_Dashed"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color="#94006b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6cm" fo:min-width="1.319cm"/>
    </style:style>
    <style:style style:name="gr8" style:family="graphic" style:parent-style-name="measure" style:list-style-name="L1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1.594cm"/>
    </style:style>
    <style:style style:name="gr10" style:family="graphic" style:parent-style-name="standard">
      <style:graphic-properties draw:stroke="none" svg:stroke-width="0.2cm" svg:stroke-color="#cfe7f5" draw:marker-start-width="0.5cm" draw:marker-end-width="0.5cm" draw:fill="none" draw:fill-color="#ffffff" draw:textarea-horizontal-align="left" draw:auto-grow-height="true" draw:auto-grow-width="true" fo:min-height="0.452cm" fo:min-width="2.188cm" fo:padding-top="0.225cm" fo:padding-bottom="0.225cm" fo:padding-left="0.35cm" fo:padding-right="0.35cm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55e00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6cm" fo:min-width="1.1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94006b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999999" fo:font-size="14pt" fo:font-style="italic" style:font-size-asian="14pt" style:font-style-asian="italic" style:font-size-complex="14pt" style:font-style-complex="italic"/>
    </style:style>
    <style:style style:name="P7" style:family="paragraph">
      <style:text-properties fo:color="#b3b300" fo:font-size="14pt" style:font-size-asian="14pt" style:font-size-complex="14pt"/>
    </style:style>
    <style:style style:name="T1" style:family="text">
      <style:text-properties fo:color="#94006b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355e00" fo:font-size="14pt" style:font-size-asian="14pt" style:font-size-complex="14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999999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6.999cm" svg:height="6.699cm" svg:x="5.762cm" svg:y="1cm" svg:viewBox="0 0 7000 6700" draw:points="1068,1342 500,1200 0,0 7000,0 7000,6700 4000,6700 3400,4625 3000,3117 3000,2514">
          <text:p/>
        </draw:polygon>
        <draw:custom-shape draw:style-name="gr2" draw:text-style-name="P1" draw:layer="layout" svg:width="10.897cm" svg:height="2.463cm" svg:x="1.865cm" svg:y="5.2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1.001cm" svg:height="1.001cm" svg:x="6.119cm" svg:y="1.584cm">
          <text:p text:style-name="P1"><text:span text:style-name="T1">2</text:span><text:span text:style-name="T2">:</text:span><text:span text:style-name="T3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001cm" svg:height="1.001cm" svg:x="4.013cm" svg:y="3.335cm">
          <text:p text:style-name="P1"><text:span text:style-name="T1">1</text:span><text:span text:style-name="T2">:</text:span><text:span text:style-name="T3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1.001cm" svg:height="1cm" svg:x="8.308cm" svg:y="3.169cm">
          <text:p text:style-name="P1"><text:span text:style-name="T1">1</text:span><text:span text:style-name="T2">: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1.084cm" svg:height="0.917cm" svg:x="2.72cm" svg:y="5.671cm">
          <text:p text:style-name="P1"><text:span text:style-name="T1">0</text:span><text:span text:style-name="T2">:</text:span><text:span text:style-name="T3">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2" xml:id="id3" draw:id="id3" draw:layer="layout" svg:width="1.084cm" svg:height="0.917cm" svg:x="3.973cm" svg:y="5.673cm">
          <text:p text:style-name="P1"><text:span text:style-name="T1">0</text:span><text:span text:style-name="T2">:</text:span><text:span text:style-name="T3">1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2" xml:id="id4" draw:id="id4" draw:layer="layout" svg:width="1.084cm" svg:height="0.917cm" svg:x="5.222cm" svg:y="5.671cm">
          <text:p text:style-name="P1"><text:span text:style-name="T1">0</text:span><text:span text:style-name="T2">:</text:span><text:span text:style-name="T3">2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2" xml:id="id6" draw:id="id6" draw:layer="layout" svg:width="1.085cm" svg:height="0.918cm" svg:x="8.725cm" svg:y="5.634cm">
          <text:p text:style-name="P1"><text:span text:style-name="T1">0</text:span><text:span text:style-name="T2">:</text:span><text:span text:style-name="T3">3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6" draw:text-style-name="P1" draw:layer="layout" svg:x1="1.865cm" svg:y1="7.7cm" svg:x2="1.864cm" svg:y2="1cm">
          <text:p/>
        </draw:line>
        <draw:frame draw:style-name="gr7" draw:text-style-name="P3" draw:layer="layout" svg:width="1.819cm" svg:height="0.806cm" draw:transform="rotate (1.5707963267949) translate (1cm 5.58cm)">
          <draw:text-box>
            <text:p><text:span text:style-name="T1">Depth</text:span></text:p>
          </draw:text-box>
        </draw:frame>
        <draw:measure draw:style-name="gr8" draw:text-style-name="P4" draw:layer="measurelines" svg:x1="6.362cm" svg:y1="6.6cm" svg:x2="2.625cm" svg:y2="6.6cm">
          <text:p text:style-name="P4"><text:span text:style-name="T4">Fanout</text:span></text:p>
        </draw:measure>
        <draw:frame draw:style-name="gr9" draw:text-style-name="P6" draw:layer="layout" svg:width="2.1cm" svg:height="0.806cm" svg:x="10.562cm" svg:y="5.69cm">
          <draw:text-box>
            <text:p text:style-name="P5"><text:span text:style-name="T5">Leaves</text:span></text:p>
          </draw:text-box>
        </draw:frame>
        <draw:frame draw:style-name="gr10" draw:text-style-name="P6" draw:layer="layout" svg:width="3.119cm" svg:height="1.006cm" svg:x="9.543cm" svg:y="1.094cm">
          <draw:text-box>
            <text:p text:style-name="P5"><text:span text:style-name="T5">Last nodes</text:span></text:p>
          </draw:text-box>
        </draw:frame>
        <draw:connector draw:style-name="gr11" draw:text-style-name="P1" draw:layer="layout" draw:type="line" svg:x1="3.179cm" svg:y1="5.671cm" svg:x2="4.159cm" svg:y2="4.19cm" draw:start-shape="id1" draw:start-glue-point="4" draw:end-shape="id2" draw:end-glue-point="7" svg:d="m3179 5671 980-1481" svg:viewBox="0 0 981 1482">
          <text:p/>
        </draw:connector>
        <draw:connector draw:style-name="gr11" draw:text-style-name="P1" draw:layer="layout" draw:type="line" svg:x1="4.432cm" svg:y1="5.673cm" svg:x2="4.514cm" svg:y2="4.336cm" draw:start-shape="id3" draw:start-glue-point="4" draw:end-shape="id2" draw:end-glue-point="8" svg:d="m4432 5673 82-1337" svg:viewBox="0 0 83 1338">
          <text:p/>
        </draw:connector>
        <draw:connector draw:style-name="gr11" draw:text-style-name="P1" draw:layer="layout" draw:type="line" svg:x1="5.681cm" svg:y1="5.671cm" svg:x2="4.868cm" svg:y2="4.19cm" draw:start-shape="id4" draw:start-glue-point="4" draw:end-shape="id2" draw:end-glue-point="9" svg:d="m5681 5671-813-1481" svg:viewBox="0 0 814 1482">
          <text:p/>
        </draw:connector>
        <draw:connector draw:style-name="gr11" draw:text-style-name="P1" draw:layer="layout" draw:type="line" svg:x1="4.868cm" svg:y1="3.481cm" svg:x2="6.265cm" svg:y2="2.439cm" draw:start-shape="id2" draw:start-glue-point="11" draw:end-shape="id5" draw:end-glue-point="7" svg:d="m4868 3481 1397-1042" svg:viewBox="0 0 1398 1043">
          <text:p/>
        </draw:connector>
        <draw:connector draw:style-name="gr11" draw:text-style-name="P1" draw:layer="layout" draw:type="line" svg:x1="9.184cm" svg:y1="5.634cm" svg:x2="8.809cm" svg:y2="4.169cm" draw:start-shape="id6" draw:start-glue-point="4" draw:end-shape="id7" draw:end-glue-point="8" svg:d="m9184 5634-375-1465" svg:viewBox="0 0 376 1466">
          <text:p/>
        </draw:connector>
        <draw:connector draw:style-name="gr11" draw:text-style-name="P1" draw:layer="layout" draw:type="line" svg:x1="8.454cm" svg:y1="3.315cm" svg:x2="6.974cm" svg:y2="2.439cm" draw:start-shape="id7" draw:start-glue-point="5" draw:end-shape="id5" draw:end-glue-point="9" svg:d="m8454 3315-1480-876" svg:viewBox="0 0 1481 877">
          <text:p/>
        </draw:connector>
        <draw:line draw:style-name="gr12" draw:text-style-name="P1" draw:layer="layout" svg:x1="1.862cm" svg:y1="7.7cm" svg:x2="12.759cm" svg:y2="7.7cm">
          <text:p/>
        </draw:line>
        <draw:frame draw:style-name="gr13" draw:text-style-name="P7" draw:layer="layout" svg:width="1.81cm" svg:height="0.806cm" svg:x="6.319cm" svg:y="7.715cm">
          <draw:text-box>
            <text:p><text:span text:style-name="T3">Off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Hatching_20_Blue" draw:display-name="Hatching Blue" draw:style="single" draw:color="#99ccff" draw:distance="0.1cm" draw:rotation="3150"/>
    <draw:hatch draw:name="Hatching_20_Orange" draw:display-name="Hatching Orange" draw:style="single" draw:color="#ffcc99" draw:distance="0.1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3.76cm" fo:page-height="9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9T14:22:19</meta:creation-date>
    <dc:date>2013-04-09T21:30:19</dc:date>
    <meta:editing-duration>PT5H14M16S</meta:editing-duration>
    <meta:editing-cycles>43</meta:editing-cycles>
    <meta:generator>LibreOffice/4.0.2.2$MacOSX_x86 LibreOffice_project/4c82dcdd6efcd48b1d8bba66bfe1989deee49c3</meta:generator>
    <meta:document-statistic meta:object-count="22"/>
  </office:meta>
</office:document-meta>
</file>